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2002" officeooo:paragraph-rsid="001a2002"/>
    </style:style>
    <style:style style:name="P2" style:family="paragraph" style:parent-style-name="Standard">
      <style:text-properties officeooo:rsid="001b7807" officeooo:paragraph-rsid="001b7807"/>
    </style:style>
    <style:style style:name="P3" style:family="paragraph" style:parent-style-name="Standard">
      <style:text-properties officeooo:rsid="001d0538" officeooo:paragraph-rsid="001d0538"/>
    </style:style>
    <style:style style:name="P4" style:family="paragraph" style:parent-style-name="Standard">
      <style:text-properties officeooo:rsid="001e7cf6" officeooo:paragraph-rsid="001e7cf6"/>
    </style:style>
    <style:style style:name="P5" style:family="paragraph" style:parent-style-name="Standard">
      <style:text-properties officeooo:rsid="0021e1e8" officeooo:paragraph-rsid="0021e1e8"/>
    </style:style>
    <style:style style:name="P6" style:family="paragraph" style:parent-style-name="Standard">
      <style:text-properties officeooo:rsid="000c4eb5" officeooo:paragraph-rsid="000c4eb5"/>
    </style:style>
    <style:style style:name="P7" style:family="paragraph" style:parent-style-name="Standard">
      <style:text-properties officeooo:rsid="000d9c78" officeooo:paragraph-rsid="000d9c78"/>
    </style:style>
    <style:style style:name="P8" style:family="paragraph" style:parent-style-name="Standard">
      <style:text-properties officeooo:rsid="000f0f67" officeooo:paragraph-rsid="000f0f67"/>
    </style:style>
    <style:style style:name="P9" style:family="paragraph" style:parent-style-name="Standard">
      <style:text-properties officeooo:rsid="00105f30" officeooo:paragraph-rsid="00105f30"/>
    </style:style>
    <style:style style:name="P10" style:family="paragraph" style:parent-style-name="Standard">
      <style:text-properties officeooo:rsid="001310f7" officeooo:paragraph-rsid="001310f7"/>
    </style:style>
    <style:style style:name="P11" style:family="paragraph" style:parent-style-name="Standard">
      <style:text-properties officeooo:rsid="00220ffb" officeooo:paragraph-rsid="00220ffb"/>
    </style:style>
    <style:style style:name="P12" style:family="paragraph" style:parent-style-name="Standard">
      <style:text-properties officeooo:rsid="000c4eb5" officeooo:paragraph-rsid="00220ffb"/>
    </style:style>
    <style:style style:name="P13" style:family="paragraph" style:parent-style-name="Standard">
      <style:text-properties officeooo:rsid="00159b33" officeooo:paragraph-rsid="00159b33"/>
    </style:style>
    <style:style style:name="T1" style:family="text">
      <style:text-properties officeooo:rsid="000d9c78"/>
    </style:style>
    <style:style style:name="T2" style:family="text">
      <style:text-properties officeooo:rsid="000f0f67"/>
    </style:style>
    <style:style style:name="T3" style:family="text">
      <style:text-properties officeooo:rsid="000fe4d6"/>
    </style:style>
    <style:style style:name="T4" style:family="text">
      <style:text-properties officeooo:rsid="00118187"/>
    </style:style>
    <style:style style:name="T5" style:family="text">
      <style:text-properties officeooo:rsid="001383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rch Engine Assignment 1 Ideas:</text:p>
      <text:p text:style-name="P1"/>
      <text:p text:style-name="P1">Better use of history. I frequently google the same thing and then spend time looking for results that I've found before. If there was some way to mark something as being the correct result for a certain query, similar to a bookmark but automatic, that would be helpful.</text:p>
      <text:p text:style-name="P1"/>
      <text:p text:style-name="P1">Offering conceptual improvements. This is kind of vague. If I'm searching for something that is maybe a naive approach to a common problem perhaps the system could detect that and suggest results that detail a better approach. This is similar to how the engine will recognize “search science” and give me “information retrieval” results because they are the same concept. Except in this case the concepts are not the same, just conceptually related. For example, when I began programming I wanted a way to dynamically create variables with different names inside a for loop. Say I wanted x, x2, x3, x4,… etc. Perhaps the engine could detect this and know that what I really want, but don't know exists, is an array datatype. </text:p>
      <text:p text:style-name="P1"/>
      <text:p text:style-name="P2">Symbol search for math/programming stuff</text:p>
      <text:p text:style-name="P2"/>
      <text:p text:style-name="P2">Summarizer. Don't just abandon me in the middle of a wikipedia page. </text:p>
      <text:p text:style-name="P2"/>
      <text:p text:style-name="P2">Actually show the location in the page of the result you found. </text:p>
      <text:p text:style-name="P2"/>
      <text:p text:style-name="P3">Image search from phones.</text:p>
      <text:p text:style-name="P3"/>
      <text:p text:style-name="P4">Like how restaurants and products it compares a lot of sources I want the same thing with information. Neural network tutorials for example. </text:p>
      <text:p text:style-name="P4"/>
      <text:p text:style-name="P5">Reverse video/gif search.</text:p>
      <text:p text:style-name="P5"/>
      <text:p text:style-name="P11">Direct thought control searches- mentioned in as we may think</text:p>
      <text:p text:style-name="P11"/>
      <text:p text:style-name="P12">Althought Google's results are often surprisingly good for even obscure queries, there are still a number of ways that their interface could be improved and their results made more useful to the searcher. As a c omputer science student many of my searches involve looking for snippets of code or information about a new language I want to learn about. </text:p>
      <text:p text:style-name="P6"/>
      <text:p text:style-name="P6">For example, a user who is just learning about programming might wonder about meaning of the != operator and search for it. <text:span text:style-name="T1">This query returns 0 results on both Google and Bing. </text:span></text:p>
      <text:p text:style-name="P6"/>
      <text:p text:style-name="P7">There are many queries that I perform regularly frequently. Rarely enough that I don't just remember the result of the search but often enough that they stand out. It would be helpful if I could indicate that a particular result is the one I want to see most prominently in the future. Google will suggest past searches as <text:span text:style-name="T2">you type, but if the search involved clicking on multiple results from multiple queries it can be irritating trying to find the same result again. </text:span></text:p>
      <text:p text:style-name="P7"/>
      <text:p text:style-name="P8">Another common occurrence is that I'm looking for a very specific piece of information. The small summary below the link shows that a website contains the result that I'm looking for but when I actually click on the link the information is nowhere to be found. It would be helpful if there was an option to be taken directly to the relevant part of the page. </text:p>
      <text:p text:style-name="P8"/>
      <text:p text:style-name="P8"><text:soft-page-break/>So far these suggestions are fairly minor interface changes. <text:span text:style-name="T3">There are also many ways that the actual functionality of search could be improved. Google already provides an automatic summary and comparison when searching for restaurants or products. This is straightforward in these cases where they can be compared in terms of price and rating. A useful but more difficult extension of this would be for results for general purpose searches to give similar comparisons. For example, if a user wants to learn about a topic like kalman filters. A search brings up pages of tutorials and introductions to the topic but it's left up to th user to figure out which of the many options best fits their needs. Reading through an article is an investment of time, just like buying a product is an investment of money, and it would be useful if the search engine could help us make decisions about where best to invest this time. For example, some users might be searching for a conceptual overview while others want a heavily math focused explanation. Some users want a shallow introduction and others might want to learn about the topic in the context of a longer course about similar statistical methods. Others might be looking for very domain specific applications of the tbe topic. These examples give some of the many ways it would be useful for content to be qualitatively compared.</text:span></text:p>
      <text:p text:style-name="P8"/>
      <text:p text:style-name="P9">Mobile search provides one of the biggest areas for potential <text:span text:style-name="T4">innovation in search yet Google seems to not be taking advantage of technology it already has in this area. Reverse image search is one of the more impressive and newest additions to web search abilities and a mobile platform seems like the perfect place for it to shine. I'm far more likely to find something visually interesting and take a picture of it while I'm outside with my phone than while sitting at my desk at home. These results could also make use of GPS information to help give the user context sensitive results.</text:span></text:p>
      <text:p text:style-name="P9"/>
      <text:p text:style-name="P10">A common problem I encounter when searching is that I don't know exactly what it is I'm looking for and only know vague details about it. In these situations it's often difficult to determine what type of query is most likely to be successful. My intuition that being more descriptive will produce better results For example, say I'm trying to find the novel “Midnight's Children but all I can remember about it is that it takes place in India and the main character has a big nose and makes pickles. My first search “book about a man in india with a big nose who makes pickles” gets a correct result on page three. “Indian pickle nose book” gets a correct result on page 2, and “indian pickle nose novel” lists Midnight's Children as its first result. <text:span text:style-name="T5">That it finds the book at all is impressive, but it can be frustrating trying to construct a query that will work and the many irrelevant results (such as ilovepickles.org) can make it tempting to give up. It is especially frustrating to see results that ignore the few facts that I do have about what I'm looking for. Situations like this call for a different model of information retrieval and I believe a.</text:span></text:p>
      <text:p text:style-name="P13">The Akinator is a toy that asks you to think of a character (fictional or real). The system then asks you a series of questions and then guesses the character you were thinking of. A similar model could be adapted to more general categories such as books, locations, restaurants, etc. This approach allows the search engine and the user to work together in directing the sear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07:42:11.660322023</meta:creation-date>
    <dc:date>2015-09-11T15:26:06.925505417</dc:date>
    <meta:editing-duration>PT1H4M20S</meta:editing-duration>
    <meta:editing-cycles>6</meta:editing-cycles>
    <meta:generator>LibreOffice/5.0.0.5$Linux_X86_64 LibreOffice_project/00m0$Build-5</meta:generator>
    <meta:document-statistic meta:table-count="0" meta:image-count="0" meta:object-count="0" meta:page-count="2" meta:paragraph-count="18" meta:word-count="1100" meta:character-count="6323" meta:non-whitespace-character-count="5232"/>
  </office:meta>
</office:document-meta>
</file>